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Heading_20_1">
      <style:paragraph-properties fo:margin-top="0.624cm" fo:margin-bottom="0.413cm" loext:contextual-spacing="false" fo:line-height="100%"/>
      <style:text-properties style:font-name="Microsoft JhengHei" fo:font-size="16pt" officeooo:paragraph-rsid="00076aa2" style:font-size-asian="16pt" style:font-size-complex="16pt"/>
    </style:style>
    <style:style style:name="P3" style:family="paragraph" style:parent-style-name="Heading_20_1">
      <style:paragraph-properties fo:margin-top="0cm" fo:margin-bottom="0cm" loext:contextual-spacing="false"/>
    </style:style>
    <style:style style:name="P4" style:family="paragraph" style:parent-style-name="Heading_20_1">
      <style:paragraph-properties fo:margin-top="0cm" fo:margin-bottom="0cm" loext:contextual-spacing="false" fo:line-height="100%"/>
      <style:text-properties style:font-name="Microsoft JhengHei" fo:font-size="16pt" fo:font-weight="normal" style:font-size-asian="16pt" style:font-weight-asian="normal" style:font-size-complex="16pt" style:font-weight-complex="normal"/>
    </style:style>
    <style:style style:name="P5" style:family="paragraph" style:parent-style-name="Heading_20_1">
      <style:paragraph-properties fo:margin-top="0cm" fo:margin-bottom="0cm" loext:contextual-spacing="false" fo:line-height="100%"/>
      <style:text-properties style:font-name="Microsoft JhengHei" fo:font-size="16pt" fo:font-weight="normal" officeooo:paragraph-rsid="00076aa2" style:font-size-asian="16pt" style:font-weight-asian="normal" style:font-size-complex="16pt" style:font-weight-complex="normal"/>
    </style:style>
    <style:style style:name="P6" style:family="paragraph" style:parent-style-name="Heading_20_1">
      <style:paragraph-properties fo:margin-top="0.423cm" fo:margin-bottom="0.212cm" loext:contextual-spacing="false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2ec74" officeooo:paragraph-rsid="0002ec74"/>
    </style:style>
    <style:style style:name="P8" style:family="paragraph" style:parent-style-name="Text_20_body">
      <style:paragraph-properties fo:margin-top="0cm" fo:margin-bottom="0cm" loext:contextual-spacing="false" fo:line-height="100%" style:writing-mode="lr-tb"/>
      <style:text-properties style:font-name="Segoe UI" officeooo:rsid="0002ec74" officeooo:paragraph-rsid="0002ec74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officeooo:paragraph-rsid="00076aa2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officeooo:rsid="00076aa2" officeooo:paragraph-rsid="00076aa2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Segoe UI" fo:font-size="12pt" officeooo:rsid="0009bea0" officeooo:paragraph-rsid="000b3dea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Segoe UI" fo:font-size="12pt" officeooo:rsid="000b7903" officeooo:paragraph-rsid="000b7903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rsid="000b3dea" officeooo:paragraph-rsid="000b3dea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Microsoft JhengHei" fo:font-size="16pt" officeooo:rsid="000b7903" officeooo:paragraph-rsid="000b7903" style:font-size-asian="16pt" style:font-size-complex="16pt"/>
    </style:style>
    <style:style style:name="P15" style:family="paragraph" style:parent-style-name="Text_20_body">
      <style:text-properties style:font-name="Microsoft JhengHei" fo:font-size="14pt" officeooo:rsid="000b7903" officeooo:paragraph-rsid="000b7903" style:font-size-asian="14pt" style:font-size-complex="14pt"/>
    </style:style>
    <style:style style:name="P16" style:family="paragraph" style:parent-style-name="Text_20_body" style:list-style-name="L1">
      <style:text-properties style:font-name="Microsoft JhengHei" fo:font-size="14pt" officeooo:rsid="000b7903" officeooo:paragraph-rsid="000b7903" style:font-size-asian="14pt" style:font-size-complex="14pt"/>
    </style:style>
    <style:style style:name="P17" style:family="paragraph" style:parent-style-name="Text_20_body" style:list-style-name="L1">
      <style:text-properties style:font-name="Microsoft JhengHei" fo:font-size="14pt" officeooo:rsid="000c8af7" officeooo:paragraph-rsid="000c8af7" style:font-size-asian="14pt" style:font-size-complex="14pt"/>
    </style:style>
    <style:style style:name="P18" style:family="paragraph" style:parent-style-name="Text_20_body">
      <style:text-properties style:font-name="Microsoft JhengHei" fo:font-size="14pt" officeooo:rsid="000c8af7" officeooo:paragraph-rsid="000c8af7" style:font-size-asian="14pt" style:font-size-complex="14pt"/>
    </style:style>
    <style:style style:name="P19" style:family="paragraph" style:parent-style-name="Text_20_body">
      <style:text-properties style:font-name="Microsoft JhengHei" officeooo:paragraph-rsid="000c8af7"/>
    </style:style>
    <style:style style:name="P20" style:family="paragraph" style:parent-style-name="Text_20_body" style:list-style-name="L3">
      <style:text-properties style:font-name="Segoe UI" fo:font-size="12pt" officeooo:rsid="000c8af7" officeooo:paragraph-rsid="000c8af7" style:font-size-asian="12pt" style:font-size-complex="12pt"/>
    </style:style>
    <style:style style:name="P21" style:family="paragraph" style:parent-style-name="Text_20_body">
      <style:text-properties style:font-name="Segoe UI" fo:font-size="12pt" officeooo:rsid="000c8af7" officeooo:paragraph-rsid="000c8af7" style:font-size-asian="12pt" style:font-size-complex="12pt"/>
    </style:style>
    <style:style style:name="P22" style:family="paragraph" style:parent-style-name="Text_20_body">
      <style:text-properties fo:font-size="12pt" style:font-size-asian="10.5pt" style:font-size-complex="12pt"/>
    </style:style>
    <style:style style:name="P23" style:family="paragraph" style:parent-style-name="Text_20_body">
      <style:text-properties officeooo:rsid="000c8af7" officeooo:paragraph-rsid="000c8af7"/>
    </style:style>
    <style:style style:name="P24" style:family="paragraph" style:parent-style-name="Text_20_body" style:list-style-name="L3">
      <style:text-properties officeooo:rsid="000c8af7" officeooo:paragraph-rsid="000c8af7"/>
    </style:style>
    <style:style style:name="P25" style:family="paragraph" style:parent-style-name="Text_20_body" style:list-style-name="L3">
      <style:text-properties officeooo:rsid="0011c02b" officeooo:paragraph-rsid="0011c02b"/>
    </style:style>
    <style:style style:name="P26" style:family="paragraph" style:parent-style-name="Text_20_body">
      <style:paragraph-properties fo:margin-top="0.503cm" fo:margin-bottom="0.75cm" loext:contextual-spacing="false" fo:line-height="100%"/>
      <style:text-properties style:font-name="Segoe UI" fo:font-size="12pt" officeooo:rsid="0009bea0" officeooo:paragraph-rsid="000b3dea" style:font-size-asian="12pt" style:font-size-complex="12pt"/>
    </style:style>
    <style:style style:name="P27" style:family="paragraph" style:parent-style-name="Text_20_body">
      <style:paragraph-properties fo:margin-top="0.503cm" fo:margin-bottom="0.75cm" loext:contextual-spacing="false" fo:line-height="100%"/>
      <style:text-properties officeooo:rsid="000b3dea" officeooo:paragraph-rsid="000b3dea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font-size="12pt" style:font-size-asian="10.5pt" style:font-size-complex="12pt"/>
    </style:style>
    <style:style style:name="P29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fo:font-weight="normal"/>
    </style:style>
    <style:style style:name="T2" style:family="text">
      <style:text-properties fo:font-weight="normal" officeooo:rsid="00064c99"/>
    </style:style>
    <style:style style:name="T3" style:family="text">
      <style:text-properties fo:font-weight="normal" officeooo:rsid="00073d3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6aa2" style:font-weight-asian="normal" style:font-weight-complex="normal"/>
    </style:style>
    <style:style style:name="T6" style:family="text">
      <style:text-properties fo:font-weight="normal" officeooo:rsid="000e369d" style:font-weight-asian="normal" style:font-weight-complex="normal"/>
    </style:style>
    <style:style style:name="T7" style:family="text">
      <style:text-properties fo:font-weight="normal" officeooo:rsid="000955c6"/>
    </style:style>
    <style:style style:name="T8" style:family="text">
      <style:text-properties fo:font-weight="normal" officeooo:rsid="0009929c"/>
    </style:style>
    <style:style style:name="T9" style:family="text">
      <style:text-properties fo:font-weight="normal" officeooo:rsid="000b3dea"/>
    </style:style>
    <style:style style:name="T10" style:family="text">
      <style:text-properties fo:font-style="italic" fo:font-weight="normal" style:font-style-asian="italic" style:font-style-complex="italic"/>
    </style:style>
    <style:style style:name="T11" style:family="text">
      <style:text-properties style:font-name="Segoe UI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Segoe UI" fo:font-size="12pt" fo:font-weight="normal" officeooo:rsid="00076aa2" style:font-size-asian="12pt" style:font-weight-asian="normal" style:font-size-complex="12pt" style:font-weight-complex="normal"/>
    </style:style>
    <style:style style:name="T13" style:family="text">
      <style:text-properties style:font-name="Segoe UI" fo:font-size="12pt" fo:font-weight="normal" officeooo:rsid="0007f46d" style:font-size-asian="12pt" style:font-weight-asian="normal" style:font-size-complex="12pt" style:font-weight-complex="normal"/>
    </style:style>
    <style:style style:name="T14" style:family="text">
      <style:text-properties style:font-name="Segoe UI" fo:font-size="12pt" fo:font-weight="normal" officeooo:rsid="000c8af7" style:font-size-asian="12pt" style:font-weight-asian="normal" style:font-size-complex="12pt" style:font-weight-complex="normal"/>
    </style:style>
    <style:style style:name="T15" style:family="text">
      <style:text-properties style:font-name="Segoe UI" fo:font-size="12pt" fo:font-weight="normal" style:font-size-asian="12pt" style:font-size-complex="12pt"/>
    </style:style>
    <style:style style:name="T16" style:family="text">
      <style:text-properties style:font-name="Segoe UI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Segoe UI" fo:font-weight="normal" style:font-weight-asian="normal" style:font-weight-complex="normal"/>
    </style:style>
    <style:style style:name="T18" style:family="text">
      <style:text-properties style:font-name="Segoe UI" fo:font-weight="normal" officeooo:rsid="000b7903" style:font-weight-asian="normal" style:font-weight-complex="normal"/>
    </style:style>
    <style:style style:name="T19" style:family="text">
      <style:text-properties style:font-name="Microsoft JhengHei" fo:font-size="16pt" fo:font-weight="normal" style:font-size-asian="16pt" style:font-size-complex="16pt"/>
    </style:style>
    <style:style style:name="T20" style:family="text">
      <style:text-properties style:font-name="Microsoft JhengHei" fo:font-size="16pt" fo:font-weight="normal" officeooo:rsid="000955c6" style:font-size-asian="16pt" style:font-size-complex="16pt"/>
    </style:style>
    <style:style style:name="T21" style:family="text">
      <style:text-properties style:font-name="Microsoft JhengHei" fo:font-weight="normal" style:font-weight-asian="normal" style:font-weight-complex="normal"/>
    </style:style>
    <style:style style:name="T22" style:family="text">
      <style:text-properties fo:font-weight="bold" officeooo:rsid="000b3dea" style:font-weight-asian="bold" style:font-weight-complex="bold"/>
    </style:style>
    <style:style style:name="T23" style:family="text">
      <style:text-properties fo:font-size="14pt" fo:font-weight="normal" officeooo:rsid="000c8af7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5">What is an Operating system?</text:span></text:h>
      <text:p text:style-name="P10"><text:span text:style-name="T12">O</text:span><text:span text:style-name="T11">perating system is a mega computer program </text:span><text:span text:style-name="T13">having</text:span><text:span text:style-name="T11"> millions of lines of code written in several languages. It is a system software, </text:span><text:span text:style-name="T13">a software designed to provide platform to other software, that manages a computer’s hardware and acts as an intermediary between the computer user and the computer hardware.</text:span></text:p>
      <text:p text:style-name="P9"><text:span text:style-name="T12"/></text:p>
      <text:h text:style-name="P5" text:outline-level="1">What is Linux?</text:h>
      <text:p text:style-name="P1"/>
      <text:p text:style-name="P8"><text:span text:style-name="T1">People those who are not very aware of techn</text:span><text:span text:style-name="T2">ical</text:span><text:span text:style-name="T1"> terminologies often find </text:span><text:span text:style-name="T10">Linux</text:span><text:span text:style-name="T1"> to be something really glorious coming from the Neptune. </text:span><text:span text:style-name="T3">But really </text:span><text:span text:style-name="T1">Linux is nothing but an operating system like Windows. The kernel of which was first released by Linus Torvalds </text:span><text:span text:style-name="T3">in 1991</text:span><text:span text:style-name="T1"> who also invented the Git. Linux has an open source license which means you can </text:span><text:span text:style-name="T3">download the source code, modify it and submit changes </text:span><text:span text:style-name="T7">to it.</text:span></text:p>
      <text:h text:style-name="P3" text:outline-level="1"/>
      <text:h text:style-name="P4" text:outline-level="1">Why to use Linux?</text:h>
      <text:p text:style-name="P7"/>
      <text:p text:style-name="P8"><text:span text:style-name="T1">The main reason one would </text:span><text:span text:style-name="T8">choose </text:span><text:span text:style-name="T1">Linux is its efficiency in terms of managing memory. Linux is really fast. I have been using Ubuntu – a Linux distribution – for two years. </text:span><text:span text:style-name="T7">It is pretty evident from my usage experience that Linux is faster than Windows. Linux offers multi-tasking, multi-threading, multi-processing, security, portability and reliability features.</text:span></text:p>
      <text:p text:style-name="P8"><text:span text:style-name="T7"/></text:p>
      <text:h text:style-name="P6" text:outline-level="1"><text:span text:style-name="T20">W</text:span><text:span text:style-name="T19">hat is a Linux Terminal?</text:span></text:h>
      <text:p text:style-name="P26"><text:span text:style-name="T1">Terminal is an application program in Linux that turns up when a user presses Ctrl+T and that in turn loads another program inside it called Shell which is a command line interpreter program that takes command from keyboard and passes it to the OS. There are different shells in the market </text:span><text:span text:style-name="T9">such as:</text:span></text:p>
      <text:p text:style-name="P11"><text:span text:style-name="T22">Bourne shell</text:span><text:span text:style-name="T9"> – Bourne shell The most basic shell available on all UNIX systems</text:span></text:p>
      <text:p text:style-name="P26"><text:span text:style-name="T22">Korn Shell </text:span><text:span text:style-name="T9">– Based on the Bourne shell with enhancements</text:span></text:p>
      <text:p text:style-name="P11"><text:span text:style-name="T22">C Shell</text:span><text:span text:style-name="T9"> – similar to the C programming language in syntax</text:span></text:p>
      <text:p text:style-name="P27"><text:span text:style-name="T16">Bash Shell </text:span><text:span text:style-name="T11">– </text:span><text:span text:style-name="T15">Bourne Again Shell combines the advantages of the Korn Shell and the C Shell. The default on most Linux distributions.</text:span></text:p>
      <text:p text:style-name="P13"><text:span text:style-name="T16">tcsh </text:span><text:span text:style-name="T11">– </text:span><text:span text:style-name="T15">similar to the C Shell.</text:span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oft-page-break/><text:span text:style-name="T15"/></text:p>
      <text:p text:style-name="P14"><text:span text:style-name="T1">Few Popular Linux Commands:</text:span></text:p>
      <text:p text:style-name="P14"><text:span text:style-name="T1"/></text:p>
      <text:p text:style-name="P12"><text:span text:style-name="T1"># prompt – denotes administrative level</text:span></text:p>
      <text:p text:style-name="P12"><text:span text:style-name="T1">$ prompt – denotes user level</text:span></text:p>
      <text:p text:style-name="P12"><text:span text:style-name="T1"/></text:p>
      <text:h text:style-name="P29" text:outline-level="2"><text:span text:style-name="T21">In Linux:</text:span></text:h>
      <text:p text:style-name="P22"><text:span text:style-name="T21"><text:tab/></text:span><text:span text:style-name="T17">‘/’</text:span><text:span text:style-name="T18">= Directory operator</text:span></text:p>
      <text:p text:style-name="P22"><text:span text:style-name="T18"><text:tab/>‘\’ = Escape operator</text:span></text:p>
      <text:p text:style-name="P28"><text:span text:style-name="T18"/></text:p>
      <text:p text:style-name="P15"><text:span text:style-name="T4">In DOS:</text:span></text:p>
      <text:p text:style-name="P15"><text:span text:style-name="T4"><text:tab/></text:span><text:span text:style-name="T11">‘/’ = Command argument</text:span></text:p>
      <text:p text:style-name="P15"><text:span text:style-name="T11"/></text:p>
      <text:p text:style-name="P15"><text:span text:style-name="T4">Create:</text:span></text:p>
      <text:list xml:id="list2670322364" text:style-name="L1">
        <text:list-item>
          <text:p text:style-name="P16"><text:span text:style-name="T11">useradd &lt;username&gt; - <text:s/>add user</text:span></text:p>
        </text:list-item>
        <text:list-item>
          <text:p text:style-name="P17"><text:span text:style-name="T11">passwd &lt;username&gt; - creation of user password</text:span></text:p>
        </text:list-item>
        <text:list-item>
          <text:p text:style-name="P17"><text:span text:style-name="T11">userdel &lt;username&gt; - Delete the username</text:span></text:p>
        </text:list-item>
      </text:list>
      <text:p text:style-name="P18"><text:span text:style-name="T11"/></text:p>
      <text:p text:style-name="P19"><text:span text:style-name="T23">Switching:</text:span></text:p>
      <text:list xml:id="list1775938072" text:style-name="L3">
        <text:list-item>
          <text:p text:style-name="P20"><text:span text:style-name="T4">su &lt;username&gt; - switch to another user</text:span></text:p>
        </text:list-item>
        <text:list-item>
          <text:p text:style-name="P20"><text:span text:style-name="T4">su – switch to root account</text:span></text:p>
        </text:list-item>
        <text:list-item>
          <text:p text:style-name="P20"><text:span text:style-name="T4">su- - switch to root and log in with root’s </text:span><text:span text:style-name="T6">environment</text:span></text:p>
        </text:list-item>
      </text:list>
      <text:p text:style-name="P21"><text:span text:style-name="T4"/></text:p>
      <text:list xml:id="list231047606025668" text:continue-numbering="true" text:style-name="L3">
        <text:list-item>
          <text:p text:style-name="P20"><text:span text:style-name="T4">cat&gt; &lt;filename&gt; - create new file</text:span></text:p>
        </text:list-item>
        <text:list-item>
          <text:p text:style-name="P20"><text:span text:style-name="T4">cat&lt;filename&gt; - show the content of the filename</text:span></text:p>
        </text:list-item>
        <text:list-item>
          <text:p text:style-name="P20"><text:span text:style-name="T4">cat -n &lt;filename&gt; - show the content with the line numbers</text:span></text:p>
        </text:list-item>
        <text:list-item>
          <text:p text:style-name="P20"><text:span text:style-name="T4">file &lt;filename&gt; - to know what type of file it is</text:span></text:p>
        </text:list-item>
        <text:list-item>
          <text:p text:style-name="P20"><text:span text:style-name="T4">head &lt;filename&gt; - display first 10 lines of a text filename</text:span></text:p>
        </text:list-item>
      </text:list>
      <text:p text:style-name="P21"><text:span text:style-name="T4"/></text:p>
      <text:list xml:id="list231046024792716" text:continue-numbering="true" text:style-name="L3">
        <text:list-item>
          <text:p text:style-name="P24"><text:span text:style-name="T11">tail &lt;filename&gt; - display last 10 lines of a text filename</text:span></text:p>
        </text:list-item>
        <text:list-item>
          <text:p text:style-name="P24"><text:span text:style-name="T11">cp &lt;sourcefile&gt; &lt;destinationfile&gt; - Move or rename file</text:span></text:p>
        </text:list-item>
      </text:list>
      <text:p text:style-name="P23"><text:soft-page-break/><text:span text:style-name="T11"/></text:p>
      <text:list xml:id="list231046474224922" text:continue-numbering="true" text:style-name="L3">
        <text:list-item>
          <text:p text:style-name="P25"><text:span text:style-name="T14">m</text:span><text:span text:style-name="T11">v &lt;sourcefile&gt; &lt;destinationfile&gt; - move or rename file</text:span></text:p>
        </text:list-item>
        <text:list-item>
          <text:p text:style-name="P25"><text:span text:style-name="T11">rm &lt;filename&gt; - delete file</text:span></text:p>
        </text:list-item>
        <text:list-item>
          <text:p text:style-name="P25"><text:span text:style-name="T11">mkdir&lt;dirname&gt; - create directory</text:span></text:p>
        </text:list-item>
        <text:list-item>
          <text:p text:style-name="P25"><text:span text:style-name="T11">pwd – show present working directory</text:span></text:p>
        </text:list-item>
        <text:list-item>
          <text:p text:style-name="P25"><text:span text:style-name="T11">cd – change directory</text:span></text:p>
        </text:list-item>
        <text:list-item>
          <text:p text:style-name="P25"><text:span text:style-name="T11">cd ~ - shortcut for home directory</text:span></text:p>
        </text:list-item>
        <text:list-item>
          <text:p text:style-name="P25"><text:span text:style-name="T11">cd.. - back to the previous directory</text:span></text:p>
        </text:list-item>
        <text:list-item>
          <text:p text:style-name="P25"><text:span text:style-name="T11">vi &lt;filename&gt; - create file using vi text editor</text:span></text:p>
        </text:list-item>
        <text:list-item>
          <text:p text:style-name="P25"><text:span text:style-name="T11">ls -l – display with long list</text:span></text:p>
        </text:list-item>
        <text:list-item>
          <text:p text:style-name="P25"><text:span text:style-name="T11">ls -al – display long list with hidden files start with ‘.’</text:span></text:p>
        </text:list-item>
        <text:list-item>
          <text:p text:style-name="P25"><text:span text:style-name="T11">ls -ld – long list of directory (only directory detail)</text:span></text:p>
        </text:list-item>
        <text:list-item>
          <text:p text:style-name="P25"><text:span text:style-name="T11">find .-name\*&lt;filename extension&gt; - search from current directory and sub directories for the filename extension</text:span></text:p>
        </text:list-item>
        <text:list-item>
          <text:p text:style-name="P25"><text:span text:style-name="T11">ps – show currently executing processor</text:span></text:p>
        </text:list-item>
        <text:list-item>
          <text:p text:style-name="P25"><text:span text:style-name="T11">w (or who) – display info about log in user</text:span></text:p>
        </text:list-item>
        <text:list-item>
          <text:p text:style-name="P25"><text:span text:style-name="T11">id – display user and groupid </text:span></text:p>
        </text:list-item>
        <text:list-item>
          <text:p text:style-name="P25"><text:span text:style-name="T11">man &lt;any command&gt; - displays information about the command</text:span></text:p>
        </text:list-item>
      </text:list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0.861cm" fo:margin-left="1.244cm" fo:margin-right="1.157cm" fo:border-top="0.06pt solid #000000" fo:border-bottom="none" fo:border-left="0.51pt solid #000000" fo:border-right="none" fo:padding-top="0.101cm" fo:padding-bottom="0.199cm" fo:padding-left="0.4cm" fo:padding-right="0.1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50:55.859000000</meta:creation-date>
    <dc:date>2019-02-26T23:10:45.229000000</dc:date>
    <meta:editing-duration>PT1H21M35S</meta:editing-duration>
    <meta:editing-cycles>6</meta:editing-cycles>
    <meta:generator>LibreOffice/5.3.2.2$Windows_X86_64 LibreOffice_project/6cd4f1ef626f15116896b1d8e1398b56da0d0ee1</meta:generator>
    <meta:document-statistic meta:table-count="0" meta:image-count="0" meta:object-count="0" meta:page-count="3" meta:paragraph-count="52" meta:word-count="588" meta:character-count="3351" meta:non-whitespace-character-count="2821"/>
  </office:meta>
</office:document-meta>
</file>